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8.07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70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4.995cm"/>
    </style:style>
    <style:style style:name="co11" style:family="table-column">
      <style:table-column-properties fo:break-before="auto" style:column-width="7.317cm"/>
    </style:style>
    <style:style style:name="co12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atalogue_20_Pricing_20_Upd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Pricing Update" table:style-name="ta1" table:print-ranges="'Catalogue Pricing Update'.A2:'Catalogue Pricing Update'.AE2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2"/>
        <table:table-column table:style-name="co9" table:default-cell-style-name="ce7"/>
        <table:table-column table:style-name="co10" table:default-cell-style-name="ce31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514cm" svg:height="5.655cm" svg:x="8.005cm" svg:y="0.277cm" draw:caption-point-x="-8.005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5.655cm" svg:x="24.436cm" svg:y="0.277cm" draw:caption-point-x="-24.436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296cm" svg:height="5.655cm" svg:x="27.17cm" svg:y="0.277cm" draw:caption-point-x="-27.17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23cm" svg:height="5.655cm" svg:x="31.559cm" svg:y="0.277cm" draw:caption-point-x="-31.559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7cm" svg:height="2.264cm" svg:x="34.541cm" svg:y="0.054cm" draw:caption-point-x="-34.541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cm" svg:height="5.101cm" svg:x="37.909cm" svg:y="0.054cm" draw:caption-point-x="-37.909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1cm" svg:height="5.101cm" svg:x="40.172cm" svg:y="0.054cm" draw:caption-point-x="-40.172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26cm" svg:height="3.464cm" svg:x="42.436cm" svg:y="0.054cm" draw:caption-point-x="-42.436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4cm" svg:height="5.655cm" svg:x="44.699cm" svg:y="0.277cm" draw:caption-point-x="-44.699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83cm" svg:height="5.655cm" svg:x="51.489cm" svg:y="0.277cm" draw:caption-point-x="-51.489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844cm" svg:height="5.655cm" svg:x="54.94cm" svg:y="0.277cm" draw:caption-point-x="-54.94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5.655cm" svg:x="62.203cm" svg:y="0.277cm" draw:caption-point-x="-62.203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17cm" svg:height="5.655cm" svg:x="63.28cm" svg:y="0.277cm" draw:caption-point-x="-63.28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04cm" svg:height="5.655cm" svg:x="67.281cm" svg:y="0.277cm" draw:caption-point-x="-67.281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8.617cm" svg:height="5.655cm" svg:x="80.814cm" svg:y="0.277cm" draw:caption-point-x="-80.814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8" office:value-type="string">
            <office:annotation draw:style-name="gr1" draw:text-style-name="P1" svg:width="4.448cm" svg:height="5.655cm" svg:x="94.341cm" svg:y="0.277cm" draw:caption-point-x="-94.341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4.502cm" svg:height="5.655cm" svg:x="96.825cm" svg:y="0.277cm" draw:caption-point-x="-96.825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PricingUpdate">
              <text:p>CataloguePricingUpdate</text:p>
            </table:table-cell>
            <table:table-cell table:style-name="ce2" office:value-type="string">
              <text:p>Catalogue Pricing Update. Details</text:p>
            </table:table-cell>
            <table:table-cell table:style-name="ce10"/>
            <table:table-cell table:style-name="ce10" office:value-type="string">
              <text:p>Catalogue Pricing Update</text:p>
            </table:table-cell>
            <table:table-cell table:style-name="ce10" table:number-columns-repeated="10"/>
            <table:table-cell table:style-name="ce20"/>
            <table:table-cell table:style-name="ce10" office:value-type="string">
              <text:p>ABIE</text:p>
            </table:table-cell>
            <table:table-cell table:style-name="ce27" office:value-type="string">
              <text:p>The document used to update information about prices on an existing Catalogue</text:p>
            </table:table-cell>
            <table:table-cell table:style-name="ce27"/>
            <table:table-cell table:style-name="ce39"/>
            <table:table-cell table:style-name="ce43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50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Pricing Update. UBL Version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1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atalogue Pricing Update. Subset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Pricing Update. Profile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Pricing Update. Identifier</text:p>
          </table:table-cell>
          <table:table-cell/>
          <table:table-cell table:style-name="Default" office:value-type="string">
            <text:p>Catalogue Pricing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atalogue Revision assigned by the Seller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Pricing Update. UUID. Identifier</text:p>
          </table:table-cell>
          <table:table-cell/>
          <table:table-cell office:value-type="string">
            <text:p>Catalogue Pricing Update</text:p>
          </table:table-cell>
          <table:table-cell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computer-generated universally unique identifier (UUID) for the Catalogue Revision instanc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Pricing Update. Name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</text:p>
          </table:table-cell>
          <table:table-cell office:value-type="string">
            <text:p>"Seasonal Promotion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Pricing Update. Issue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Pricing Update. Issue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8" office:value-type="string">
            <text:p>Catalogue Pricing Update. Revision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Default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ate assigned by the Seller at which the Catalogue was revis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8" office:value-type="string">
            <text:p>Catalogue Pricing Update. Revision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Default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time assigned by the Seller at which the Catalogue was revis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Pricing Update. Note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Pricing Update. Description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A description of the Catalogue Revision</text:p>
          </table:table-cell>
          <table:table-cell office:value-type="string">
            <text:p>" adjustment of prices for Christmas trading period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Pricing Update. Version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o indicate the current version of the catalogue pricing update</text:p>
          </table:table-cell>
          <table:table-cell office:value-type="string">
            <text:p>"1.1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Pricing Update. Line Count. Numeric</text:p>
          </table:table-cell>
          <table:table-cell/>
          <table:table-cell office:value-type="string">
            <text:p>Catalogue Pricing Upda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The number of lines in the document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Pricing Update. Validity_ Period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Pricing Update. Related_ Catalogue Referenc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Related</text:p>
          </table:table-cell>
          <table:table-cell table:style-name="ce12"/>
          <table:table-cell table:style-name="ce12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4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Catalogue containing the revised Item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Pricing Update. Referenced_ Contract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4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Pricing Update. Signatur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document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4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Pricing Update. Provider_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Pricing Update. Receiver_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Pricing Update. Seller_ Supplier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12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Pricing Update. Contractor_ Customer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12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Pricing Update. Trading Terms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rading term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Pricing Update. Default_ Languag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Default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The default language for the catalogue pricinng update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PricingUpdateLine">
            <text:p>CataloguePricingUpdateLine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Pricing Update Line</text:p>
          </table:table-cell>
          <table:table-cell table:style-name="ce12"/>
          <table:table-cell table:style-name="ce23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Catalogue Pricing Update Line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7" table:number-columns-repeated="4"/>
          <table:table-cell table:style-name="ce42"/>
          <table:table-cell table:style-name="ce49"/>
          <table:table-cell table:style-name="ce6" table:number-columns-repeated="9"/>
          <table:table-cell table:number-columns-repeated="225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7" table:number-columns-repeated="2"/>
          <table:table-cell table:style-name="ce42"/>
          <table:table-cell table:style-name="ce37"/>
          <table:table-cell table:style-name="ce6" table:number-columns-repeated="11"/>
          <table:table-cell table:number-columns-repeated="225"/>
        </table:table-row>
        <table:table-row table:style-name="ro3" table:number-rows-repeated="6545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Pricing Update'.$A$1" table:cell-range-address="$'Catalogue Pricing Update'.$A$1:.$IV$1"/>
        <table:named-expression table:name="BuiltIn_AutoFilter___1" table:base-cell-address="$'Catalogue Pricing Update'.$A$1" table:expression="&quot;$Invoice.$#REF!$#REF!:$#REF!$#REF!&quot;"/>
        <table:named-range table:name="Excel_BuiltIn_Print_Titles_1" table:base-cell-address="$'Catalogue Pricing Update'.$A$1" table:cell-range-address="$'Catalogue Pricing Update'.$A$2:.$IC$2"/>
        <table:named-expression table:name="Excel_BuiltIn_Print_Titles_1___0" table:base-cell-address="$'Catalogue Pricing Update'.$A$1" table:expression="&quot;$Invoice.$#REF!$#REF!:$#REF!$#REF!&quot;"/>
        <table:named-range table:name="Excel_BuiltIn_Print_Area_1" table:base-cell-address="$'Catalogue Pricing Update'.$A$1" table:cell-range-address="$'Catalogue Pricing Update'.$A$2:.$AE$23" table:range-usable-as="print-range"/>
        <table:named-range table:name="Excel_BuiltIn_Print_Titles_1 1" table:base-cell-address="$'Catalogue Pricing Update'.$A$1" table:cell-range-address="$'Catalogue Pricing Update'.$A$2:.$IV$2" table:range-usable-as="repeat-column repeat-row"/>
      </table:named-expressions>
      <table:database-ranges>
        <table:database-range table:name="Excel_BuiltIn__FilterDatabase_1" table:target-range-address="'Catalogue Pricing Update'.A1:'Catalogue Pricing Upda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Pricing_20_Update" style:display-name="PageStyle_Catalogue Pricing Upda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27:26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